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1a6" officeooo:paragraph-rsid="000e71a6"/>
    </style:style>
    <style:style style:name="P2" style:family="paragraph" style:parent-style-name="Standard">
      <style:text-properties fo:font-size="18pt" fo:font-weight="bold" officeooo:rsid="000e71a6" officeooo:paragraph-rsid="000e71a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f9578" officeooo:paragraph-rsid="000f9578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19328" officeooo:paragraph-rsid="00119328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32340" officeooo:paragraph-rsid="00132340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4dee1" officeooo:paragraph-rsid="0014dee1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73e41" officeooo:paragraph-rsid="00173e41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aca03" officeooo:paragraph-rsid="001aca03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c115f" officeooo:paragraph-rsid="001c115f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261b47" officeooo:paragraph-rsid="00261b47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0f9578" officeooo:paragraph-rsid="000f9578" style:font-size-asian="15.75pt" style:font-weight-asian="bold" style:font-size-complex="18pt" style:font-weight-complex="bold"/>
    </style:style>
    <style:style style:name="P12" style:family="paragraph" style:parent-style-name="Standard">
      <style:text-properties officeooo:rsid="000f9578" officeooo:paragraph-rsid="000f9578"/>
    </style:style>
    <style:style style:name="P13" style:family="paragraph" style:parent-style-name="Standard">
      <style:text-properties fo:font-size="12pt" fo:font-weight="normal" officeooo:rsid="000f9578" officeooo:paragraph-rsid="000f957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19328" officeooo:paragraph-rsid="00119328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32340" officeooo:paragraph-rsid="0013234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4dee1" officeooo:paragraph-rsid="0014dee1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73e41" officeooo:paragraph-rsid="00173e41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aca03" officeooo:paragraph-rsid="001aca03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c115f" officeooo:paragraph-rsid="001c115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c115f" officeooo:paragraph-rsid="00201066" style:font-size-asian="10.5pt" style:font-weight-asian="normal" style:font-size-complex="12pt" style:font-weight-complex="normal"/>
    </style:style>
    <style:style style:name="P21" style:family="paragraph" style:parent-style-name="Standard">
      <style:text-properties officeooo:paragraph-rsid="00201066"/>
    </style:style>
    <style:style style:name="P22" style:family="paragraph" style:parent-style-name="Standard">
      <style:text-properties officeooo:paragraph-rsid="002a35a8"/>
    </style:style>
    <style:style style:name="T1" style:family="text">
      <style:text-properties fo:font-size="12pt" fo:font-weight="normal" officeooo:rsid="001c115f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01066" style:font-size-asian="10.5pt" style:font-weight-asian="normal" style:font-size-complex="12pt" style:font-weight-complex="normal"/>
    </style:style>
    <style:style style:name="T3" style:family="text">
      <style:text-properties officeooo:rsid="002010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re</text:p>
      <text:p text:style-name="P1"/>
      <text:p text:style-name="P1">heroCoreInit</text:p>
      <text:p text:style-name="P1">heroCoreStart</text:p>
      <text:p text:style-name="P1">heroCoreClose</text:p>
      <text:p text:style-name="P1">heroCoreGetDeltaTime</text:p>
      <text:p text:style-name="P1">heroCoreModuleSetCapacity</text:p>
      <text:p text:style-name="P1">heroCoreModuleAdd</text:p>
      <text:p text:style-name="P1">heroCoreModuleGet</text:p>
      <text:p text:style-name="P1">heroCoreModuleRemove</text:p>
      <text:p text:style-name="P1"/>
      <text:p text:style-name="P3">Window</text:p>
      <text:p text:style-name="P12"/>
      <text:p text:style-name="P12">heroWindowInit</text:p>
      <text:p text:style-name="P12">heroWindowDestroy</text:p>
      <text:p text:style-name="P12">heroWindowSetFullscreen</text:p>
      <text:p text:style-name="P12">heroWindowGetFullscreen</text:p>
      <text:p text:style-name="P12">heroWindowGetSize</text:p>
      <text:p text:style-name="P12">heroWindowGetSdlWindow</text:p>
      <text:p text:style-name="P12">heroWindowGetId</text:p>
      <text:p text:style-name="P12">heroWindowGetGlContext</text:p>
      <text:p text:style-name="P12">heroWindowHandleEvents</text:p>
      <text:p text:style-name="P12">heroWindowSetEvent</text:p>
      <text:p text:style-name="P12"/>
      <text:p text:style-name="P11">Event</text:p>
      <text:p text:style-name="P13"/>
      <text:p text:style-name="P13">heroEventInit</text:p>
      <text:p text:style-name="P13">heroEventUpdate</text:p>
      <text:p text:style-name="P13">heroEventDestroy</text:p>
      <text:p text:style-name="P13">heroEventAddWindow</text:p>
      <text:p text:style-name="P13">heroEventRemoveWindow</text:p>
      <text:p text:style-name="P13"/>
      <text:p text:style-name="P4">Input</text:p>
      <text:p text:style-name="P14"/>
      <text:p text:style-name="P14">heroInputInit</text:p>
      <text:p text:style-name="P14">heroInputUpdate</text:p>
      <text:p text:style-name="P14">heroInputDestroy</text:p>
      <text:p text:style-name="P14">heroInputKeyPressed</text:p>
      <text:p text:style-name="P14">heroInputKeyDown</text:p>
      <text:p text:style-name="P14">heroInputKeyUp</text:p>
      <text:p text:style-name="P14">heroInputMouseButtonPressed</text:p>
      <text:p text:style-name="P14">heroInputMouseButtonDown</text:p>
      <text:p text:style-name="P14">heroInputMouseButtonUp</text:p>
      <text:p text:style-name="P14">heroInputGetMousePosition</text:p>
      <text:p text:style-name="P14">heroInputSetMousePosition</text:p>
      <text:p text:style-name="P14"/>
      <text:p text:style-name="P5">Debug</text:p>
      <text:p text:style-name="P15"/>
      <text:p text:style-name="P15">glCheckError</text:p>
      <text:p text:style-name="P15">glShaderCheckError</text:p>
      <text:p text:style-name="P15"><text:soft-page-break/>glProgramCheckError</text:p>
      <text:p text:style-name="P15"/>
      <text:p text:style-name="P5">Font</text:p>
      <text:p text:style-name="P15"/>
      <text:p text:style-name="P15">heroFontLoad</text:p>
      <text:p text:style-name="P15">heroFontUnload</text:p>
      <text:p text:style-name="P15"/>
      <text:p text:style-name="P6">Texture</text:p>
      <text:p text:style-name="P16"/>
      <text:p text:style-name="P16">heroTextureLoad</text:p>
      <text:p text:style-name="P16">heroTextureUnload</text:p>
      <text:p text:style-name="P16">heroTextureBind</text:p>
      <text:p text:style-name="P16">heroTextureUnbind</text:p>
      <text:p text:style-name="P16">heroTextureFromText</text:p>
      <text:p text:style-name="P16">heroTextureConstruct</text:p>
      <text:p text:style-name="P16">heroTextureGetGlID</text:p>
      <text:p text:style-name="P16">heroTextureGetSize</text:p>
      <text:p text:style-name="P13"/>
      <text:p text:style-name="P7">Shader</text:p>
      <text:p text:style-name="P17"/>
      <text:p text:style-name="P17">heroShaderLoad</text:p>
      <text:p text:style-name="P17">heroShaderUnload</text:p>
      <text:p text:style-name="P17">heroShaderBind</text:p>
      <text:p text:style-name="P17">heroShaderGetUniformLocation</text:p>
      <text:p text:style-name="P17"/>
      <text:p text:style-name="P8">SpriteBatch</text:p>
      <text:p text:style-name="P18"/>
      <text:p text:style-name="P18">heroSpriteBatchInit</text:p>
      <text:p text:style-name="P18">heroSpriteBatchDestroy</text:p>
      <text:p text:style-name="P18">heroSpriteBatchBegin</text:p>
      <text:p text:style-name="P18">heroSpriteBatchEnd</text:p>
      <text:p text:style-name="P18">heroSpriteBatchDrawTexture</text:p>
      <text:p text:style-name="P18">heroSpriteBatchDrawTextureEx</text:p>
      <text:p text:style-name="P18"/>
      <text:p text:style-name="P9">Math</text:p>
      <text:p text:style-name="P19"/>
      <text:p text:style-name="P21"><text:span text:style-name="T1">heroMath</text:span><text:span text:style-name="T2">D</text:span><text:span text:style-name="T1">eg2rad</text:span></text:p>
      <text:p text:style-name="P20">heroMath<text:span text:style-name="T3">R</text:span>ad2deg</text:p>
      <text:p text:style-name="Standard">heroMathClampI</text:p>
      <text:p text:style-name="Standard">heroMathClampF</text:p>
      <text:p text:style-name="Standard">heroMathAddI2</text:p>
      <text:p text:style-name="Standard">heroMathSubstractI2</text:p>
      <text:p text:style-name="Standard">heroMathDotProductI2</text:p>
      <text:p text:style-name="Standard">heroMathDistanceI2</text:p>
      <text:p text:style-name="Standard">heroMathAddI3</text:p>
      <text:p text:style-name="Standard">heroMathSubstract</text:p>
      <text:p text:style-name="Standard">heroMathDotProductI3</text:p>
      <text:p text:style-name="Standard">heroMathDistanceI3</text:p>
      <text:p text:style-name="Standard">heroMathAddI4</text:p>
      <text:p text:style-name="Standard">heroMathSubstractI4</text:p>
      <text:p text:style-name="Standard"><text:soft-page-break/>heroMathLerpF</text:p>
      <text:p text:style-name="Standard">heroMathAddF2</text:p>
      <text:p text:style-name="Standard">heroMathSubstractF2</text:p>
      <text:p text:style-name="Standard">heroMathDotProductF2</text:p>
      <text:p text:style-name="Standard">heroMathMultiplyF2</text:p>
      <text:p text:style-name="Standard">heroMathNormalizeF2</text:p>
      <text:p text:style-name="Standard">heroMathLengthF2</text:p>
      <text:p text:style-name="Standard">heroMathDistanceF2</text:p>
      <text:p text:style-name="P22">heroMathRotateF2</text:p>
      <text:p text:style-name="Standard">heroMathAddF3</text:p>
      <text:p text:style-name="Standard">heroMathSubstractF3</text:p>
      <text:p text:style-name="Standard">heroMathDotProductF3</text:p>
      <text:p text:style-name="Standard">heroMathCrossProduct</text:p>
      <text:p text:style-name="Standard">heroMathMultiplyF3</text:p>
      <text:p text:style-name="Standard">heroMathNormalizeF3</text:p>
      <text:p text:style-name="Standard">heroMathLengthF3</text:p>
      <text:p text:style-name="Standard">heroMathLerpF3</text:p>
      <text:p text:style-name="Standard">heroMathDistanceF3</text:p>
      <text:p text:style-name="Standard">heroMathAddF4</text:p>
      <text:p text:style-name="Standard">heroMathSubstractF4</text:p>
      <text:p text:style-name="Standard">heroMathMultiplyF4</text:p>
      <text:p text:style-name="Standard">heroMathNormalizeF4</text:p>
      <text:p text:style-name="Standard">heroMathLengthF4</text:p>
      <text:p text:style-name="Standard">heroMathMultiplyM2x2</text:p>
      <text:p text:style-name="Standard">heroMathDeterminentM2x2</text:p>
      <text:p text:style-name="Standard">heroMathTansponeM2x2</text:p>
      <text:p text:style-name="Standard">heroMathInvertM2x2</text:p>
      <text:p text:style-name="Standard">heroMathMultiplyM2x2F2</text:p>
      <text:p text:style-name="Standard">heroMathMultiplyM3x3</text:p>
      <text:p text:style-name="Standard">heroMathDeterminentM3x3</text:p>
      <text:p text:style-name="Standard">heroMathTansponeM3x3</text:p>
      <text:p text:style-name="Standard">heroMathInvertM3x3</text:p>
      <text:p text:style-name="Standard">heroMathMultiplyM3x3F3</text:p>
      <text:p text:style-name="Standard">heroMathMultiplyM4x4</text:p>
      <text:p text:style-name="Standard">heroMathDeterminentM4x4</text:p>
      <text:p text:style-name="Standard">heroMathTansponeM4x4</text:p>
      <text:p text:style-name="Standard">heroMathInvertM4x4</text:p>
      <text:p text:style-name="Standard">heroMathMultiplyM4x4F4</text:p>
      <text:p text:style-name="Standard">heroMathM4x4ToArray</text:p>
      <text:p text:style-name="Standard">heroMathArrayToM4x4</text:p>
      <text:p text:style-name="Standard">heroMathTranslateM4x4</text:p>
      <text:p text:style-name="Standard">heroMathScaleM4x4</text:p>
      <text:p text:style-name="Standard">heroMathRotateXM4x4</text:p>
      <text:p text:style-name="Standard">heroMathRotateYM4x4</text:p>
      <text:p text:style-name="Standard">heroMathRotateZM4x4</text:p>
      <text:p text:style-name="Standard">heroMathRotateXYZM4x4</text:p>
      <text:p text:style-name="Standard">heroMathPixelScreenMatrix</text:p>
      <text:p text:style-name="Standard">heroMathProjectionMatrix</text:p>
      <text:p text:style-name="Standard">heroMathLookAtMatrix</text:p>
      <text:p text:style-name="Standard">heroMathOrthographicMatrix</text:p>
      <text:p text:style-name="Standard"/>
      <text:p text:style-name="P10">Actor2D</text:p>
      <text:p text:style-name="Standard"><text:soft-page-break/>heroActor2DGetPosition</text:p>
      <text:p text:style-name="Standard">heroActor2DSetPosition</text:p>
      <text:p text:style-name="Standard">heroActor2DGetSize</text:p>
      <text:p text:style-name="Standard">heroActor2DSetSize</text:p>
      <text:p text:style-name="Standard">heroActor2DGetRotation</text:p>
      <text:p text:style-name="Standard">heroActor2DSetRotatio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9:01:06.978058260</meta:creation-date>
    <dc:date>2021-09-21T20:42:47.849980552</dc:date>
    <meta:editing-duration>PT25M39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4" meta:paragraph-count="138" meta:word-count="138" meta:character-count="2416" meta:non-whitespace-character-count="2416"/>
  </office:meta>
</office:document-meta>
</file>